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6.5in"/>
    </style:style>
    <style:style style:name="Table3" style:family="table">
      <style:table-properties style:width="6.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ableColumn40" style:family="table-column">
      <style:table-column-properties style:column-width="7in"/>
    </style:style>
    <style:style style:name="Table39" style:family="table">
      <style:table-properties style:width="7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delo de carta</text:p>
      <text:p text:style-name="P2">Pedido de<text:s/>2ª via de relatório médico</text:p>
      <text:p text:style-name="Normal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Instruções de utilização</text:span>:</text:p>
            <text:p text:style-name="P9">- Abrir a composição de uma<text:s/><text:span text:style-name="T10">nova mensagem</text:span><text:s/>de correio eletrónico na sua aplicação ou serviço de correio eletrónico (por exemplo<text:s/><text:span text:style-name="T11">GMail</text:span>) e deve<text:s/><text:span text:style-name="T12">copiar o assunto abaixo</text:span><text:s/>indicado tal e qual como está escrito na nova mensagem;</text:p>
            <text:p text:style-name="P13">-<text:s/><text:span text:style-name="T14">Copiar a “tabela”</text:span><text:s/>abaixo contendo o texto integral do pedido para uma nova mensagem de correio eletrónico;</text:p>
            <text:p text:style-name="P15">- Editar o corpo da mensagem de acordo com as suas necessidades específicas;</text:p>
            <text:p text:style-name="P16">- Anexar documento ou comprovativo de alteração dos dados, são elegíveis:</text:p>
            <text:p text:style-name="P17">- Digitalização a cores de boa qualidade do Cartão de Cidadão (qualidade &gt;=300<text:s/><text:span text:style-name="T18">PPI</text:span>);</text:p>
            <text:p text:style-name="P19">- Documento<text:s/>em formato<text:s/><text:span text:style-name="T20">PDF</text:span><text:s/>exportado da aplicação móvel<text:s/><text:span text:style-name="T21">gov.pt</text:span><text:s/>com a devida assinatura digital.</text:p>
            <text:p text:style-name="P22"/>
            <text:p text:style-name="P23">Instruções de preenchimento e edição:</text:p>
            <text:p text:style-name="P24">- Indicar apenas os<text:s/><text:span text:style-name="T25">dados a serem efetivamente alterados</text:span><text:s/>na secção de dados a alterar, removendo aqueles que não interessam;</text:p>
            <text:p text:style-name="P26">- Indicar os<text:s/><text:span text:style-name="T27">dados anteriores conhecidos</text:span><text:s/>e aplicáveis na secção de dados anteriores. Na eventualidade de não se lembrar de algum dado/elemento, da morada ou endereço de correio eletrónico deverá remover as linhas correspondentes para que o pedido seja o mais limpo possível;</text:p>
            <text:p text:style-name="P28">- Remover todos os<text:s/><text:span text:style-name="T29">campos inalterados</text:span><text:s/>ou não aplicáveis;</text:p>
            <text:p text:style-name="P30">- Garantir a substituição de todos os<text:s/><text:span text:style-name="T31">campos delimitados por parênteses retos ou o preenchimento de outros em vazio</text:span>;</text:p>
            <text:p text:style-name="P32">-<text:s/><text:span text:style-name="T33">Assinar a mensagem</text:span><text:s/>de correio eletrónico com o seu nome completo substituindo o texto em parênteses retos.</text:p>
          </table:table-cell>
        </table:table-row>
        <table:table-row table:style-name="TableRow34">
          <table:table-cell table:style-name="TableCell35">
            <text:p text:style-name="P36"/>
          </table:table-cell>
        </table:table-row>
      </table:table>
      <text:p text:style-name="Normal"/>
      <text:p text:style-name="Normal"><text:span text:style-name="T37">Destinatário</text:span>:<text:s/>[A-DEFINIR]</text:p>
      <text:p text:style-name="Normal"/>
      <text:p text:style-name="Normal"><text:span text:style-name="T38">Assunto</text:span>:<text:s/>Pedido de 2ª via de relatório médico</text:p>
      <text:p text:style-name="Normal"/>
      <text:p text:style-name="Normal">---</text:p>
      <text:p text:style-name="Normal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  <text:p text:style-name="P47">Exmos(as)<text:s/>Senhores(as),</text:p>
            <text:p text:style-name="P48"/>
            <text:p text:style-name="P49">Venho por este meio, efetuar o pedido de 2ª (segunda) via do<text:s/>meu relatório [MÉDICO/DE AVALIAÇÃO-PSICOLÓGICA], [NOME-DO-RELATÓRIO], emitido pelo(a)<text:s/>[MÉDICO/TÉCNICO] responsável, [NOME-DO-RESPONSÁVEL], com a cédula profissional n.º [NÚMERO-CÉDULA]<text:s/>e<text:s/>na qualidade de titular de dados pessoais, requerer a alteração/retificação dos meus dados pessoais ao abrigo do artigo 16.º (décimo sexto) do Regulamento Geral de Proteção de Dados (RGPD),<text:s/><text:soft-page-break/>diploma europeu<text:s/>UE<text:s/>2016/679, que garante o direito à retificação de dados imprecisos ou incompletos.</text:p>
            <text:p text:style-name="P50"/>
            <text:p text:style-name="P51">Pretende-se então a emissão de uma 2ª (segunda) via do<text:s/>relatório [MÉDICO/DE-AVALIAÇÃO-PSICOLÓGICA], emitido originalmente a [DIA] de [MÊS-POR-EXTENSO] de [ANO]<text:s/>no seguimento da alteração de elementos de identificação.</text:p>
            <text:p text:style-name="P52"/>
            <text:p text:style-name="P53">Dados a alterar</text:p>
            <text:p text:style-name="P54"/>
            <text:p text:style-name="P55">Nome(s) próprio(s), apelido(s),<text:s/>sexo,<text:s/>morada e contacto(s)</text:p>
            <text:p text:style-name="P56"/>
            <text:p text:style-name="P57">--</text:p>
            <text:p text:style-name="P58"/>
            <text:p text:style-name="P59">Dados atualmente registados</text:p>
            <text:p text:style-name="P60"/>
            <text:p text:style-name="P61">Identificação</text:p>
            <text:p text:style-name="P62">Nome(s) próprio(s):</text:p>
            <text:p text:style-name="P63">Apelido(s):</text:p>
            <text:p text:style-name="P64">Tipo de Documento: Cartão de Cidadão</text:p>
            <text:p text:style-name="P65">Número de Documento:</text:p>
            <text:p text:style-name="P66">Número de Identificação Fiscal (NIF):</text:p>
            <text:p text:style-name="P67">Sexo:</text:p>
            <text:p text:style-name="P68"/>
            <text:p text:style-name="P69">Morada</text:p>
            <text:p text:style-name="P70">Código Postal:</text:p>
            <text:p text:style-name="P71">Localidade Postal:</text:p>
            <text:p text:style-name="P72">Localidade:</text:p>
            <text:p text:style-name="P73">Tipo de via e nome da via:</text:p>
            <text:p text:style-name="P74">Número de porta:</text:p>
            <text:p text:style-name="P75">Andar:</text:p>
            <text:p text:style-name="P76">Lado:</text:p>
            <text:p text:style-name="P77"/>
            <text:p text:style-name="P78">Contactos</text:p>
            <text:p text:style-name="P79">Contacto telefónico:</text:p>
            <text:p text:style-name="P80">Endereço de correio eletrónico:</text:p>
            <text:p text:style-name="P81"/>
            <text:p text:style-name="P82">--</text:p>
            <text:p text:style-name="P83"/>
            <text:p text:style-name="P84">Novos dados</text:p>
            <text:p text:style-name="P85"/>
            <text:p text:style-name="P86">Identificação</text:p>
            <text:p text:style-name="P87">Nome(s) próprio(s):</text:p>
            <text:p text:style-name="P88">Apelido(s):</text:p>
            <text:p text:style-name="P89">Sexo:</text:p>
            <text:p text:style-name="P90"/>
            <text:p text:style-name="P91">Morada</text:p>
            <text:p text:style-name="P92">Código Postal:</text:p>
            <text:p text:style-name="P93">Localidade Postal:</text:p>
            <text:p text:style-name="P94">Localidade:</text:p>
            <text:p text:style-name="P95">Tipo de via e nome da via:</text:p>
            <text:p text:style-name="P96">Número de porta:</text:p>
            <text:p text:style-name="P97">Andar:</text:p>
            <text:p text:style-name="P98">Lado:</text:p>
            <text:p text:style-name="P99"/>
            <text:p text:style-name="P100">Contactos</text:p>
            <text:p text:style-name="P101">Contacto telefónico:</text:p>
            <text:p text:style-name="P102">Endereço de correio eletrónico:</text:p>
            <text:p text:style-name="P103"/>
            <text:p text:style-name="P104">--</text:p>
            <text:p text:style-name="P105"/>
            <text:p text:style-name="P106">Anexo a esta comunicação, encontram-se os documentos comprovativos das alterações solicitadas e para vossa verificação dos factos supracitados.</text:p>
            <text:p text:style-name="P107"/>
            <text:p text:style-name="P108">A retificação dos dados obriga à resposta ao pedido num prazo máximo de um mês de acordo com o número 3 (três) do artigo 12.º (décimo segundo) do RGPD sendo este prazo prorrogável até 2 (dois) meses adicionais mediante justificação e comunicação ao titular de dados.</text:p>
            <text:p text:style-name="P109"/>
            <text:p text:style-name="P110">As violações dos direitos dos titulares de dados são reguladas pelo RGPD e Lei n.º 58/2019, de 8 de agosto de acordo com os números 4 (quatro) e 5 (cinco) do artigo 83.º (octogésimo terceiro) do RGPD e dos artigos 45.º (quadragésimo quinto) e 46.º (quadragésimo sexto) da Lei n.º 58/2019, de 8 de agosto.<text:s/></text:p>
            <text:p text:style-name="P111">Solicito que a alteração seja efetuada no menor prazo possível e que seja confirmada por escrito a sua concretização.</text:p>
            <text:p text:style-name="P112"/>
            <text:p text:style-name="P113">Agradeço desde já a atenção dispensada e aguardo uma resposta breve.</text:p>
            <text:p text:style-name="P114"/>
            <text:p text:style-name="P115"/>
            <text:p text:style-name="P116">Atenciosamente,</text:p>
            <text:p text:style-name="P117">[NOME-COMPLETO]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62626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404040" fo:font-size="13pt" style:font-size-asian="13pt" style:font-size-complex="13pt" fo:hyphenate="false"/>
    </style:style>
    <style:style style:name="Normal" style:display-name="Normal" style:family="paragraph">
      <style:text-properties style:font-name="Verdana" fo:font-size="10pt" style:font-size-asian="10pt" fo:language="pt" fo:country="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Verdana" style:font-name-asian="Times New Roman" style:font-name-complex="Times New Roman" fo:color="#262626" fo:font-size="14pt" style:font-size-asian="14pt" style:font-size-complex="16pt" fo:language="pt" fo:country="PT"/>
    </style:style>
    <style:style style:name="Heading2Char" style:display-name="Heading 2 Char" style:family="text" style:parent-style-name="DefaultParagraphFont">
      <style:text-properties style:font-name="Verdana" style:font-name-asian="Times New Roman" style:font-name-complex="Times New Roman" fo:color="#404040" fo:font-size="13pt" style:font-size-asian="13pt" style:font-size-complex="13pt" fo:language="pt" fo:country="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style:font-name-complex="Times New Roman" fo:color="#171717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Verdana" style:font-name-asian="Times New Roman" style:font-name-complex="Times New Roman" fo:color="#171717" fo:letter-spacing="-0.0069in" style:letter-kerning="true" fo:font-size="28pt" style:font-size-asian="28pt" style:font-size-complex="28pt" fo:language="pt" fo:country="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Verdana" style:font-name-asian="Times New Roman" fo:color="#5A5A5A" fo:letter-spacing="0.0104in" fo:font-size="10pt" style:font-size-asian="10pt" fo:language="pt" fo:country="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71717"/>
    </style:style>
    <style:style style:name="IntenseQuote" style:display-name="Intense Quote" style:family="paragraph" style:parent-style-name="Normal" style:next-style-name="Normal">
      <style:paragraph-properties fo:border-top="0.0069in solid #171717" fo:border-left="none" fo:border-bottom="0.0069in solid #171717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71717" fo:hyphenate="false"/>
    </style:style>
    <style:style style:name="IntenseQuoteChar" style:display-name="Intense Quote Char" style:family="text" style:parent-style-name="DefaultParagraphFont">
      <style:text-properties style:font-name="Verdana" fo:font-style="italic" style:font-style-asian="italic" style:font-style-complex="italic" fo:color="#171717" fo:font-size="10pt" style:font-size-asian="10pt" fo:language="pt" fo:country="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171717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s</meta:initial-creator>
    <dc:creator>Mars</dc:creator>
    <meta:creation-date>2025-06-30T23:45:00Z</meta:creation-date>
    <dc:date>2025-06-30T23:45:00Z</dc:date>
    <meta:template xlink:href="modelo-documento-base.dotx" xlink:type="simple"/>
    <meta:editing-cycles>2</meta:editing-cycles>
    <meta:editing-duration>PT0S</meta:editing-duration>
    <meta:document-statistic meta:page-count="3" meta:paragraph-count="7" meta:word-count="591" meta:character-count="3953" meta:row-count="28" meta:non-whitespace-character-count="3369"/>
  </office:meta>
</office:document-meta>
</file>